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70179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מוסך וולוו ישן</text:span></text:p>
      <text:p text:style-name="P8"/>
      <text:p text:style-name="P1"><text:span text:style-name="T1">כתובת </text:span><text:span text:style-name="T4">רחוב שפירא השר 6 ראשון לציון</text:span><text:span text:style-name="T3"> </text:span><text:span text:style-name="T4"><text:s text:c="2"/>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03-9638019 <text:s text:c="138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שומרים בכניסה (24 שעות)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4"/>לכל מבנה מפסק ראשי בנפרד <text:s text:c="5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/</text:span><text:span text:style-name="T6">לא קיים</text:span></text:p>
      <text:p text:style-name="P1"><text:span text:style-name="T1">מיקום ברזי כיבוי עיקריים "3</text:span><text:span text:style-name="T4"> בחזית <text:s/>צפונית ומערבית ובשטחי החצר. <text:s text:c="96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בי נתנאל</text:p>
          </table:table-cell>
          <table:table-cell table:style-name="Table2.A1" office:value-type="string">
            <text:p text:style-name="P14">מנהל אחזקה</text:p>
          </table:table-cell>
          <table:table-cell table:style-name="Table2.A1" office:value-type="string">
            <text:p text:style-name="P14">03-9638095</text:p>
          </table:table-cell>
          <table:table-cell table:style-name="Table2.A1" office:value-type="string">
            <text:p text:style-name="P14">054-568883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עקב בן פורת</text:p>
          </table:table-cell>
          <table:table-cell table:style-name="Table2.A1" office:value-type="string">
            <text:p text:style-name="P14">ממונה בטיחו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568870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תחנת דלק ומיכלים תת קרקעים. מחסן חלקים גדול בחלק המזרחי, </text:p>
          </table:table-cell>
        </table:table-row>
        <table:table-row table:style-name="Table3.1">
          <table:table-cell table:style-name="Table3.A1" office:value-type="string">
            <text:p text:style-name="P14">מוסך רכבים ומצבעה בחלק הדרום מערבי</text:p>
          </table:table-cell>
        </table:table-row>
        <table:table-row table:style-name="Table3.1">
          <table:table-cell table:style-name="Table3.A1" office:value-type="string">
            <text:p text:style-name="P14">גורמי סיכון קצרים, עומס חשמל, גורם אנושי, תקלה מכנית, הצפה, שריפת רכב בחניון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בנזין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תחנת תדלוק מכלים תת קרקעיי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1T12:00:00</meta:creation-date>
    <dc:creator>עדי מליחי</dc:creator>
    <dc:date>2013-08-11T12:00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3" meta:word-count="177" meta:character-count="1654"/>
    <meta:generator>OpenOffice/4.0.1$Win32 OpenOffice.org_project/401m5$Build-9714</meta:generator>
  </office:meta>
</office:document-meta>
</file>